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3mm"/>
    </style:style>
    <style:style style:name="co2" style:family="table-column">
      <style:table-column-properties fo:break-before="auto" style:column-width="84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s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ssue Concentration</text:p>
          </table:table-cell>
          <table:table-cell office:value-type="string" calcext:value-type="string">
            <text:p>Test Score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8.93" calcext:value-type="float">
            <text:p>78.93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67.47" calcext:value-type="float">
            <text:p>67.47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37.47" calcext:value-type="float">
            <text:p>37.47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45.65" calcext:value-type="float">
            <text:p>45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.92" calcext:value-type="float">
            <text:p>32.92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29.97" calcext:value-type="float">
            <text:p>29.97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252.25" calcext:value-type="float">
            <text:p>252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0T23:28:44.323407728</dc:date>
    <meta:editing-duration>PT41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